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7b9ed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L</text:span>e : <text:text-input text:description="&lt;only_time2()&gt;">&lt;only_time2()&gt;</text:text-input><text:line-break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/text:span><text:span text:style-name="T8"><text:text-input text:description="&lt;o.bloc_agenda_id.ane_group_id.street2&gt;">&lt;o.bloc_agenda_id.ane_group_id.street2&gt;</text:text-input></text:span><text:span text:style-name="T8"><text:line-break/>En cas d’empêchement merci de prévenir dès que possible au 27 45 05</text:span><text:span text:style-name="T8"><text:text-input text:description="&lt;/if&gt;">&lt;/if&gt;</text:text-input></text:span></text:p>
      <text:p text:style-name="P11">Pour la chirurgie le: <text:text-input text:description="&lt;o.bloc_agenda_id.wd&gt;">&lt;o.bloc_agenda_id.wd&gt;</text:text-input><text:s/>à <text:text-input text:description="&lt;o.notification_time&gt;">&lt;o.notification_time&gt;</text:text-input><text:line-break/><text:text-input text:description="&lt;if test=&quot;o.procedure_type_id.fasting = True&quot;&gt;">&lt;if test="o.procedure_type_id.fasting is True"&gt;</text:text-input><text:line-break/>à jeun depuis <text:span text:style-name="T5">7</text:span>h du matin<text:span text:style-name="T4">, ni boire, ni fumer, ni manger</text:span><text:span text:style-name="T4"><text:text-input text:description="&lt;if/&gt;">&lt;if/&gt;</text:text-input></text:span><text:line-break/>à la Clinique <text:span text:style-name="T5">à Nouville</text:span>.</text:p>
      <text:p text:style-name="P9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9:13:15.754617732</dc:date>
    <meta:editing-duration>PT8H15M56S</meta:editing-duration>
    <meta:editing-cycles>125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5" meta:character-count="1067" meta:non-whitespace-character-count="963"/>
  </office:meta>
</office:document-meta>
</file>